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6.27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2cm"/>
    </style:style>
    <style:style style:name="Table1.C" style:family="table-column">
      <style:table-column-properties style:column-width="4.5cm"/>
    </style:style>
    <style:style style:name="Table1.D" style:family="table-column">
      <style:table-column-properties style:column-width="3.5cm"/>
    </style:style>
    <style:style style:name="Table1.E" style:family="table-column">
      <style:table-column-properties style:column-width="3.501cm"/>
    </style:style>
    <style:style style:name="Table1.F" style:family="table-column">
      <style:table-column-properties style:column-width="8.768cm"/>
    </style:style>
    <style:style style:name="Table1.1" style:family="table-row">
      <style:table-row-properties style:min-row-height="0.93cm" fo:keep-together="auto"/>
    </style:style>
    <style:style style:name="Table1.A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E1" style:family="table-cell">
      <style:table-cell-properties style:vertical-align="top" style:border-line-width-top="0.106cm 0.026cm 0.026cm" fo:padding-left="0.191cm" fo:padding-right="0.191cm" fo:padding-top="0cm" fo:padding-bottom="0cm" fo:border-left="0.5pt solid #000000" fo:border-right="none" fo:border-top="4.5pt double #000000" fo:border-bottom="0.5pt solid #000000" style:writing-mode="lr-tb"/>
    </style:style>
    <style:style style:name="Table1.F1" style:family="table-cell">
      <style:table-cell-properties style:vertical-align="middle" style:border-line-width-top="0.106cm 0.026cm 0.026cm" fo:padding-left="0.191cm" fo:padding-right="0.191cm" fo:padding-top="0cm" fo:padding-bottom="0cm" fo:border-left="0.5pt solid #000000" fo:border-right="0.5pt solid #000000" fo:border-top="4.5pt double #000000" fo:border-bottom="0.5pt solid #000000" style:writing-mode="lr-tb"/>
    </style:style>
    <style:style style:name="Table1.2" style:family="table-row">
      <style:table-row-properties style:min-row-height="0.46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3" style:family="table-row">
      <style:table-row-properties style:min-row-height="4.092cm" fo:keep-together="auto"/>
    </style:style>
    <style:style style:name="P1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ff0000" fo:font-size="14pt" style:font-size-asian="14pt" style:font-size-complex="14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fo:font-size="12pt" style:font-size-asian="12pt" style:font-size-complex="12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22272f" fo:font-size="11.5pt" fo:background-color="transparent" loext:char-shading-value="0" style:font-size-asian="11.5pt" style:font-size-complex="11.5pt"/>
    </style:style>
    <style:style style:name="T4" style:family="text">
      <style:text-properties fo:color="#ff0000"/>
    </style:style>
    <style:style style:name="T5" style:family="text">
      <style:text-properties fo:color="#ff0000" fo:language="en" fo:country="US"/>
    </style:style>
    <style:style style:name="T6" style:family="text">
      <style:text-properties fo:color="#ff0000" fo:font-size="11pt" fo:font-style="italic" style:font-size-asian="11pt" style:font-style-asian="italic" style:font-size-complex="11pt"/>
    </style:style>
    <style:style style:name="T7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В диссертационный совет _____________</text:p>
      <text:p text:style-name="P3">федеральное государственное автономное образовательное учреждение </text:p>
      <text:p text:style-name="P3">высшего образования «Российский университет дружбы народов имени Патриса Лумумбы»</text:p>
      <text:p text:style-name="P6"/>
      <text:p text:style-name="P6">СВЕДЕНИЯ ОБ ОФИЦИАЛЬНОМ ОППОНЕНТЕ </text:p>
      <text:p text:style-name="P9"><text:span text:style-name="T2">по диссертации ___ФИО_в_родительном_падеже___</text:span><text:span text:style-name="T1">, тема, специальность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Фамилия, Имя,</text:p>
            <text:p text:style-name="P9">Отчество</text:p>
          </table:table-cell>
          <table:table-cell table:style-name="Table1.A1" office:value-type="string">
            <text:p text:style-name="P9">Год рождения</text:p>
          </table:table-cell>
          <table:table-cell table:style-name="Table1.A1" office:value-type="string">
            <text:p text:style-name="P9">Основное место работы, должность</text:p>
          </table:table-cell>
          <table:table-cell table:style-name="Table1.A1" office:value-type="string">
            <text:p text:style-name="P9">Ученая степень,<text:line-break/> звание</text:p>
          </table:table-cell>
          <table:table-cell table:style-name="Table1.E1" office:value-type="string">
            <text:p text:style-name="P9">Специальность, по которой была защищена диссертация</text:p>
          </table:table-cell>
          <table:table-cell table:style-name="Table1.F1" office:value-type="string">
            <text:p text:style-name="P9">Основные работы <text:span text:style-name="T3">в </text:span>рецензируемых научных изданиях за последние 5 лет по профилю<text:line-break/>оппонируемой диссертации </text:p>
            <text:p text:style-name="P9"><text:span text:style-name="T4">(Перечень ВАК</text:span><text:span text:style-name="T5"> </text:span><text:span text:style-name="T4">РФ, МБЦ (не менее 3-х публикаций за 5 лет)</text:span></text:p>
          </table:table-cell>
        </table:table-row>
        <table:table-row table:style-name="Table1.2"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9">6</text:p>
          </table:table-cell>
          <table:table-cell table:style-name="Table1.F2" office:value-type="string">
            <text:p text:style-name="P9">7</text:p>
          </table:table-cell>
        </table:table-row>
        <table:table-row table:style-name="Table1.3">
          <table:table-cell table:style-name="Table1.A2" office:value-type="string">
            <text:p text:style-name="P7"/>
            <text:p text:style-name="P6"/>
          </table:table-cell>
          <table:table-cell table:style-name="Table1.A2" office:value-type="string">
            <text:p text:style-name="P5"/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Standard">1.</text:p>
            <text:p text:style-name="Standard">2.</text:p>
            <text:p text:style-name="Standard">3.</text:p>
            <text:p text:style-name="Standard">4.</text:p>
            <text:p text:style-name="Standard">5.</text:p>
          </table:table-cell>
        </table:table-row>
      </table:table>
      <text:p text:style-name="Standard"/>
      <text:p text:style-name="Standard"><text:span text:style-name="T2">Согласен/Согласна на обработку персональных данных</text:span><text:bookmark text:name="_GoBack"/><text:span text:style-name="T2">.</text:span></text:p>
      <text:p text:style-name="P8"/>
      <text:p text:style-name="P8">Официальный оппонент <text:s text:c="67"/><text:tab/><text:tab/> <text:s text:c="3"/>ФИО<text:tab/> <text:s text:c="49"/>Подпись <text:s/></text:p>
      <text:p text:style-name="P10">Дата - до принятия диссертации к защите</text:p>
      <text:p text:style-name="P10"/>
      <text:p text:style-name="P8">Подпись <text:s/>_________ удостоверяю.</text:p>
      <text:p text:style-name="P8">_______________________ <text:s text:c="80"/>ФИО <text:s text:c="57"/>Подпись </text:p>
      <text:p text:style-name="Standard"><text:s/></text:p>
      <text:p text:style-name="Standard"><text:span text:style-name="T6">(сведения удостоверяет руководитель структурного подразделения, имеющий право подписи документов организации)</text:span><text:span text:style-name="T7"><text:tab/></text:span></text:p>
      <text:p text:style-name="P10">Печать организации (можно отдела кадров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Yu Gothic UI'" style:font-family-generic="roman"/>
    <style:font-face style:name="FreeSans1" svg:font-family="FreeSans" style:font-family-generic="swiss"/>
    <style:font-face style:name="?????? Pro W3" svg:font-family="'?????? Pro W3', 'Optima ExtraBlack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Mon" svg:font-family="'Arial Mon', 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line-height="150%" fo:text-align="center" style:justify-single-word="false" fo:orphans="0" fo:widows="0" fo:text-indent="1cm" style:auto-text-indent="false" style:text-autospace="none"/>
      <style:text-properties fo:font-size="14pt" fo:font-weight="bold" style:font-name-asian="SimSun" style:font-family-asian="SimSun, 宋体" style:font-pitch-asian="variable" style:font-size-asian="14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бычный_20__28_веб_29_" style:display-name="Обычный (веб)" style:family="paragraph" style:parent-style-name="Standard">
      <style:paragraph-properties fo:margin-top="0.176cm" fo:margin-bottom="0.176cm" loext:contextual-spacing="false"/>
      <style:text-properties fo:font-size="12pt" style:font-size-asian="12pt" style:font-size-complex="12pt"/>
    </style:style>
    <style:style style:name="articlefooter" style:family="paragraph" style:parent-style-name="Standard">
      <style:paragraph-properties fo:margin-top="0.176cm" fo:margin-bottom="0.176cm" loext:contextual-spacing="false"/>
      <style:text-properties fo:font-size="12pt" fo:language="en" fo:country="US" style:font-name-asian="MS Mincho" style:font-family-asian="'MS Mincho', 'Yu Gothic UI'" style:font-family-generic-asian="roman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fo:font-size="14pt" style:font-size-asian="14pt" style:font-size-complex="14pt"/>
    </style:style>
    <style:style style:name="List_20_Paragraph" style:display-name="List Paragraph" style:family="paragraph" style:parent-style-name="Standard" style:list-style-name="WW8Num25">
      <style:paragraph-properties fo:line-height="115%" fo:text-align="justify" style:justify-single-word="false"/>
      <style:text-properties style:font-name="Arial Mon" fo:font-family="'Arial Mon', Arial" style:font-family-generic="swiss" style:font-pitch="variable" style:font-name-asian="Calibri" style:font-family-asian="Calibri" style:font-family-generic-asian="swiss" style:font-pitch-asian="variable" style:font-name-complex="Arial Mon" style:font-family-complex="'Arial Mon', Arial" style:font-family-generic-complex="swiss" style:font-pitch-complex="variable"/>
    </style:style>
    <style:style style:name="Обычный1" style:family="paragraph">
      <style:paragraph-properties fo:orphans="2" fo:widows="2"/>
      <style:text-properties fo:color="#000000" style:font-name="Times New Roman" fo:font-family="'Times New Roman'" style:font-family-generic="roman" style:font-pitch="variable" fo:font-size="14pt" fo:language="ru" fo:country="RU" style:font-name-asian="?????? Pro W3" style:font-family-asian="'?????? Pro W3', 'Optima ExtraBlack'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style:text-position="0% 100%" fo:font-size="14pt" style:font-size-asian="14pt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-complex="Times New Roman" style:font-family-complex="'Times New Roman'" style:font-family-generic-complex="roman" style:font-pitch-complex="variable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fo:font-size="14pt" fo:font-style="normal" fo:font-weight="normal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-complex="Times New Roman" style:font-family-complex="'Times New Roman'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Основной_20_шрифт_20_абзаца" style:display-name="Основной шрифт абзаца" style:family="text"/>
    <style:style style:name="uiintentionalstory_5f_names1" style:display-name="uiintentionalstory_names1" style:family="text">
      <style:text-properties fo:color="#808080"/>
    </style:style>
    <style:style style:name="apple-style-span" style:family="text" style:parent-style-name="Основной_20_шрифт_20_абзаца"/>
    <style:style style:name="fn" style:family="text" style:parent-style-name="Основной_20_шрифт_20_абзаца"/>
    <style:style style:name="Internet_20_link" style:display-name="Internet link" style:family="text">
      <style:text-properties fo:color="#00008f" style:text-line-through-style="none" style:text-line-through-type="none"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14cm" fo:text-indent="0.635cm" fo:margin-left="0.614cm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3.937cm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nothing" fo:text-indent="5.207cm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nothing" fo:text-indent="6.477cm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7.747cm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nothing" fo:text-indent="9.017cm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nothing" fo:text-indent="10.287cm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nothing" fo:text-indent="11.557cm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nothing" fo:text-indent="12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281cm" fo:text-indent="-0.318cm" fo:margin-left="3.2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091cm" fo:text-indent="-0.318cm" fo:margin-left="7.091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0.901cm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65cm" fo:text-indent="-0.635cm" fo:margin-left="1.965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235cm" fo:text-indent="-0.318cm" fo:margin-left="3.235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75cm" fo:text-indent="-0.635cm" fo:margin-left="5.77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045cm" fo:text-indent="-0.318cm" fo:margin-left="7.0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315cm" fo:text-indent="-0.635cm" fo:margin-left="8.315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85cm" fo:text-indent="-0.635cm" fo:margin-left="9.585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0.855cm" fo:text-indent="-0.318cm" fo:margin-left="10.8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25z1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25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752cm" fo:text-indent="-0.635cm" fo:margin-left="1.752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98cm" fo:text-indent="-0.635cm" fo:margin-left="2.59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68cm" fo:text-indent="-0.318cm" fo:margin-left="3.86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138cm" fo:text-indent="-0.635cm" fo:margin-left="5.13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08cm" fo:text-indent="-0.635cm" fo:margin-left="6.40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78cm" fo:text-indent="-0.318cm" fo:margin-left="7.67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948cm" fo:text-indent="-0.635cm" fo:margin-left="8.94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18cm" fo:text-indent="-0.635cm" fo:margin-left="10.21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88cm" fo:text-indent="-0.318cm" fo:margin-left="11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list-level-position-and-space-mode="label-alignment">
          <style:list-level-label-alignment text:label-followed-by="listtab" text:list-tab-stop-position="0.82cm" fo:text-indent="-0.82cm" fo:margin-left="0.8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937cm" fo:text-indent="-0.318cm" fo:margin-left="3.937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747cm" fo:text-indent="-0.318cm" fo:margin-left="7.747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9.017cm" fo:text-indent="-0.635cm" fo:margin-left="9.017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87cm" fo:text-indent="-0.635cm" fo:margin-left="10.287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557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1.33cm" fo:text-indent="-0.635cm" fo:margin-left="1.33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7cm" fo:text-indent="-0.318cm" fo:margin-left="3.87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14cm" fo:text-indent="-0.635cm" fo:margin-left="5.14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1cm" fo:text-indent="-0.635cm" fo:margin-left="6.4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8cm" fo:text-indent="-0.318cm" fo:margin-left="7.68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95cm" fo:text-indent="-0.635cm" fo:margin-left="8.95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2cm" fo:text-indent="-0.635cm" fo:margin-left="10.22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9cm" fo:text-indent="-0.318cm" fo:margin-left="11.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579cm" fo:text-indent="-0.635cm" fo:margin-left="1.579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49cm" fo:text-indent="-0.635cm" fo:margin-left="2.849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19cm" fo:text-indent="-0.318cm" fo:margin-left="4.119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389cm" fo:text-indent="-0.635cm" fo:margin-left="5.389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59cm" fo:text-indent="-0.635cm" fo:margin-left="6.659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29cm" fo:text-indent="-0.318cm" fo:margin-left="7.929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199cm" fo:text-indent="-0.635cm" fo:margin-left="9.19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69cm" fo:text-indent="-0.635cm" fo:margin-left="10.469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739cm" fo:text-indent="-0.318cm" fo:margin-left="11.7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251cm" fo:margin-bottom="0.501cm" fo:margin-left="1.501cm" fo:margin-right="1.7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ВЕДЕНИЯ ОБ ОФИЦИАЛЬНЫХ ОППОНЕНТАХ ПО ДИССЕРТАЦИИ</dc:title>
    <dc:subject/>
    <meta:keyword/>
    <meta:initial-creator>Alex</meta:initial-creator>
    <meta:creation-date>2019-02-13T12:54:00</meta:creation-date>
    <dc:date>2025-10-18T14:09:07.203095654</dc:date>
    <meta:print-date>2012-10-17T12:49:00</meta:print-date>
    <meta:editing-cycles>14</meta:editing-cycles>
    <meta:editing-duration>PT22M54S</meta:editing-duration>
    <meta:generator>LibreOffice/6.0.7.3$Linux_X86_64 LibreOffice_project/dc89aa7a9eabfd848af146d5086077aeed2ae4a5</meta:generator>
    <meta:document-statistic meta:table-count="1" meta:image-count="0" meta:object-count="0" meta:page-count="1" meta:paragraph-count="32" meta:word-count="118" meta:character-count="1201" meta:non-whitespace-character-count="844"/>
  </office:meta>
</office:document-meta>
</file>